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145.9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61"/>
    <style:style style:name="ce5" style:family="table-cell" style:parent-style-name="Default" style:data-style-name="N6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crip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Script Definitions</text:p>
          </table:table-cell>
          <table:table-cell office:value-type="string" calcext:value-type="string">
            <text:p>Z</text:p>
          </table:table-cell>
          <table:table-cell table:number-columns-repeated="6"/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sh_iso_70</text:p>
          </table:table-cell>
          <table:table-cell office:value-type="float" office:value="70" calcext:value-type="float">
            <text:p>70</text:p>
          </table:table-cell>
          <table:table-cell table:style-name="ce3"/>
          <table:table-cell table:number-columns-repeated="3"/>
          <table:table-cell table:number-columns-repeated="2" office:value-type="string" calcext:value-type="string">
            <text:p>Hartrees to Nanometers</text:p>
          </table:table-cell>
          <table:table-cell office:value-type="float" office:value="45.56335" calcext:value-type="float">
            <text:p>45.56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sh_iso_72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4" office:value-type="float" office:value="-14067.48628853" calcext:value-type="float">
            <text:p>-1.41E+04</text:p>
          </table:table-cell>
          <table:table-cell table:style-name="ce4" office:value-type="float" office:value="-14067.37637507" calcext:value-type="float">
            <text:p>-1.41E+04</text:p>
          </table:table-cell>
          <table:table-cell table:style-name="ce1" table:formula="of:=[.I2]/([.G3]-[.H3])" office:value-type="float" office:value="-414.538401390128" calcext:value-type="float">
            <text:p>-414.5384013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sh_iso_74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peel</text:p>
          </table:table-cell>
          <table:table-cell office:value-type="string" calcext:value-type="string">
            <text:p>2J (lower, upper)</text:p>
          </table:table-cell>
          <table:table-cell office:value-type="string" calcext:value-type="string">
            <text:p>#excitation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h_jjgen_DFv1</text:p>
          </table:table-cell>
          <table:table-cell office:value-type="string" calcext:value-type="string">
            <text:p>[Xe]4f14(c,*)</text:p>
          </table:table-cell>
          <table:table-cell office:value-type="string" calcext:value-type="string">
            <text:p>6s2</text:p>
          </table:table-cell>
          <table:table-cell office:value-type="string" calcext:value-type="string">
            <text:p>0,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h_jjgen_DFv2</text:p>
          </table:table-cell>
          <table:table-cell office:value-type="string" calcext:value-type="string">
            <text:p>[Xe]4f14(c,*)</text:p>
          </table:table-cell>
          <table:table-cell office:value-type="string" calcext:value-type="string">
            <text:p>6s1(*),6p1(*)</text:p>
          </table:table-cell>
          <table:table-cell office:value-type="string" calcext:value-type="string">
            <text:p>2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P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h_jjgen_DFv3</text:p>
          </table:table-cell>
          <table:table-cell office:value-type="string" calcext:value-type="string">
            <text:p>[Xe]4f14(c,*)</text:p>
          </table:table-cell>
          <table:table-cell office:value-type="string" calcext:value-type="string">
            <text:p>6s1(*),6p1(*)</text:p>
          </table:table-cell>
          <table:table-cell office:value-type="string" calcext:value-type="string">
            <text:p>0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P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h_jjgen_DFv4</text:p>
          </table:table-cell>
          <table:table-cell office:value-type="string" calcext:value-type="string">
            <text:p>[Xe]4f14(c,*)</text:p>
          </table:table-cell>
          <table:table-cell office:value-type="string" calcext:value-type="string">
            <text:p>6s2 and 6s1 6p1 </text:p>
          </table:table-cell>
          <table:table-cell office:value-type="string" calcext:value-type="string">
            <text:p>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abo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h_jjgen_DFv5</text:p>
          </table:table-cell>
          <table:table-cell office:value-type="string" calcext:value-type="string">
            <text:p>[Xe]4f14(c,*)</text:p>
          </table:table-cell>
          <table:table-cell office:value-type="string" calcext:value-type="string">
            <text:p>6s2 and 6s1 6p1 </text:p>
          </table:table-cell>
          <table:table-cell office:value-type="string" calcext:value-type="string">
            <text:p>0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abo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h_jjgen_DFv6</text:p>
          </table:table-cell>
          <table:table-cell office:value-type="string" calcext:value-type="string">
            <text:p>[Xe]4f14(c,*)</text:p>
          </table:table-cell>
          <table:table-cell office:value-type="string" calcext:value-type="string">
            <text:p>6s2 and 6s1 6p1 </text:p>
          </table:table-cell>
          <table:table-cell office:value-type="string" calcext:value-type="string">
            <text:p>0,0 + 2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0, 1P1, 3P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sh_jjgen_DFv7</text:p>
          </table:table-cell>
          <table:table-cell office:value-type="string" calcext:value-type="string">
            <text:p>[Xe]4f14(c,*)</text:p>
          </table:table-cell>
          <table:table-cell office:value-type="string" calcext:value-type="string">
            <text:p>5d10 6s2 + 5d10 6s 6p</text:p>
          </table:table-cell>
          <table:table-cell office:value-type="string" calcext:value-type="string">
            <text:p>0,0 + 2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0 + 1P1,3P1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./sh_initial_DF_TF</text:p>
          </table:table-cell>
          <table:table-cell office:value-type="string" calcext:value-type="string">
            <text:p>all TF wavefuncti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/sh_initial_DF_previous_w</text:p>
          </table:table-cell>
          <table:table-cell office:value-type="string" calcext:value-type="string">
            <text:p>loads all wavefunctions from 6s_6p_DF.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/sh_initial_DF_399</text:p>
          </table:table-cell>
          <table:table-cell office:value-type="string" calcext:value-type="string">
            <text:p>loads all wavefunctions from ansatz399.w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ary:</text:p>
          </table:table-cell>
          <table:table-cell office:value-type="string" calcext:value-type="string">
            <text:p>spectroscopic: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scf iterations?</text:p>
          </table:table-cell>
          <table:table-cell/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h_scf_DFv1</text:p>
          </table:table-cell>
          <table:table-cell office:value-type="string" calcext:value-type="string">
            <text:p>6*</text:p>
          </table:table-cell>
          <table:table-cell/>
          <table:table-cell office:value-type="string" calcext:value-type="string">
            <text:p>1,1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h_scf_DFv2</text:p>
          </table:table-cell>
          <table:table-cell office:value-type="string" calcext:value-type="string">
            <text:p>5* 6*</text:p>
          </table:table-cell>
          <table:table-cell/>
          <table:table-cell office:value-type="string" calcext:value-type="string">
            <text:p>1,1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/sh_scf_DFv3</text:p>
          </table:table-cell>
          <table:table-cell office:value-type="string" calcext:value-type="string">
            <text:p>5* 6*</text:p>
          </table:table-cell>
          <table:table-cell/>
          <table:table-cell office:value-type="string" calcext:value-type="string">
            <text:p>1,1,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use this with jjgen v4 CSLs, which have more blocks. We set the serial no. to 1. We don’t know wh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/sh_scf_DFv4</text:p>
          </table:table-cell>
          <table:table-cell office:value-type="string" calcext:value-type="string">
            <text:p>5* 6*</text:p>
          </table:table-cell>
          <table:table-cell/>
          <table:table-cell office:value-type="string" calcext:value-type="string">
            <text:p>1,1,1,1,1,1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HOW TO READ THIS SPREADSHEE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A description of all the scripts that can be run is above. This enables trying different things fas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ented comments mean trying certain paths along a certain computation method. Think of it as a tree search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 try to reproduce the 399 transition energy with two different configuration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terations? Converged?</text:p>
          </table:table-cell>
          <table:table-cell office:value-type="string" calcext:value-type="string">
            <text:p>total energy</text:p>
          </table:table-cell>
          <table:table-cell office:value-type="string" calcext:value-type="string">
            <text:p>6s energy</text:p>
          </table:table-cell>
          <table:table-cell office:value-type="string" calcext:value-type="string">
            <text:p>6p-</text:p>
          </table:table-cell>
          <table:table-cell office:value-type="string" calcext:value-type="string">
            <text:p>6p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399 (% err)</text:p>
          </table:table-cell>
          <table:table-cell office:value-type="string" calcext:value-type="string">
            <text:p>578 (% err)</text:p>
          </table:table-cell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6"/>
          <table:table-cell office:value-type="float" office:value="0.1142192" calcext:value-type="float">
            <text:p>0.1142192</text:p>
          </table:table-cell>
          <table:table-cell office:value-type="float" office:value="0.07877215" calcext:value-type="float">
            <text:p>0.0787721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Do 399 calculation; vary 6* orbital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so_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jjgen_DFv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nitial_DF_TF</text:p>
          </table:table-cell>
          <table:table-cell table:number-columns-repeated="6"/>
          <table:table-cell office:value-type="string" calcext:value-type="string">
            <text:p>-&gt; defines ansatz399.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sh_scf_DFv1</text:p>
          </table:table-cell>
          <table:table-cell/>
          <table:table-cell table:style-name="ce4" office:value-type="float" office:value="-14060.16578387" calcext:value-type="float">
            <text:p>-1.41E+04</text:p>
          </table:table-cell>
          <table:table-cell table:style-name="ce4" office:value-type="float" office:value="0.20403626908" calcext:value-type="float">
            <text:p>2.04E-01</text:p>
          </table:table-cell>
          <table:table-cell table:style-name="ce4" office:value-type="float" office:value="0.31878908225" calcext:value-type="float">
            <text:p>3.19E-01</text:p>
          </table:table-cell>
          <table:table-cell table:style-name="ce4" office:value-type="float" office:value="0.39292032397" calcext:value-type="float">
            <text:p>3.93E-01</text:p>
          </table:table-cell>
          <table:table-cell/>
          <table:table-cell table:style-name="ce2" table:formula="of:=[.E39]-[.D39]" office:value-type="float" office:value="0.11475281317" calcext:value-type="float">
            <text:p>0.1147528132</text:p>
          </table:table-cell>
          <table:table-cell table:style-name="ce2" table:formula="of:=[.F39]-[.D39]" office:value-type="float" office:value="0.18888405489" calcext:value-type="float">
            <text:p>0.1888840549</text:p>
          </table:table-cell>
          <table:table-cell table:style-name="ce2" table:formula="of:=ABS([.H39]-[.H$33])/[.H$33]" office:value-type="float" office:value="0.00467183424503039" calcext:value-type="float">
            <text:p>0.0046718342</text:p>
          </table:table-cell>
          <table:table-cell table:style-name="ce2" table:formula="of:=ABS([.I39]-[.I$33])/[.I$33]" office:value-type="float" office:value="1.3978532373434" calcext:value-type="float">
            <text:p>1.3978532373</text:p>
          </table:table-cell>
        </table:table-row>
        <table:table-row table:style-name="ro1">
          <table:table-cell/>
          <table:table-cell table:style-name="ce1" office:value-type="string" calcext:value-type="string">
            <text:p>Do 399 calculation; vary 5* 6* orbitals</text:p>
          </table:table-cell>
          <table:table-cell table:style-name="ce4" table:number-columns-repeated="4"/>
          <table:table-cell/>
          <table:table-cell table:style-name="ce1" office:value-type="string" calcext:value-type="string">
            <text:p>-&gt;But, 6p- level is LOWER than 6s. Doesn't make sense, even though the energy difference is tantalizingly spot on <text:span text:style-name="T1">(</text:span>0.5% discrepancy!!<text:span text:style-name="T1">)</text:span>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./sh_iso_70</text:p>
          </table:table-cell>
          <table:table-cell/>
          <table:table-cell table:style-name="ce4" table:number-columns-repeated="4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jjgen_DFv2</text:p>
          </table:table-cell>
          <table:table-cell/>
          <table:table-cell table:style-name="ce4" table:number-columns-repeated="4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initial_DF_ansatz399</text:p>
          </table:table-cell>
          <table:table-cell/>
          <table:table-cell table:style-name="ce4" table:number-columns-repeated="4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scf_DFv2</text:p>
          </table:table-cell>
          <table:table-cell/>
          <table:table-cell table:style-name="ce4"/>
          <table:table-cell table:style-name="ce4" office:value-type="float" office:value="0.25495386807" calcext:value-type="float">
            <text:p>2.55E-01</text:p>
          </table:table-cell>
          <table:table-cell table:style-name="ce4" office:value-type="float" office:value="0.14537423901" calcext:value-type="float">
            <text:p>1.45E-01</text:p>
          </table:table-cell>
          <table:table-cell table:style-name="ce4" office:value-type="float" office:value="0.15261462293" calcext:value-type="float">
            <text:p>1.53E-01</text:p>
          </table:table-cell>
          <table:table-cell/>
          <table:table-cell table:style-name="ce2" table:formula="of:=ABS([.E44]-[.D44])" office:value-type="float" office:value="0.10957962906" calcext:value-type="float">
            <text:p>0.1095796291</text:p>
          </table:table-cell>
          <table:table-cell table:style-name="ce2" table:formula="of:=ABS([.F44]-[.D44])" office:value-type="float" office:value="0.10233924514" calcext:value-type="float">
            <text:p>0.1023392451</text:p>
          </table:table-cell>
          <table:table-cell table:style-name="ce2" table:formula="of:=ABS([.H44]-[.H$33])/[.H$33]" office:value-type="float" office:value="0.0406198864989419" calcext:value-type="float">
            <text:p>0.0406198865</text:p>
          </table:table-cell>
          <table:table-cell table:style-name="ce2" table:formula="of:=ABS([.I44]-[.I$33])/[.I$33]" office:value-type="float" office:value="0.299180549724744" calcext:value-type="float">
            <text:p>0.2991805497</text:p>
          </table:table-cell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/>
          <table:table-cell table:style-name="ce2" table:number-columns-repeated="4"/>
        </table:table-row>
        <table:table-row table:style-name="ro1">
          <table:table-cell/>
          <table:table-cell table:style-name="ce1" office:value-type="string" calcext:value-type="string">
            <text:p>Do 399 calculation; vary 5* 6* orbitals</text:p>
          </table:table-cell>
          <table:table-cell table:style-name="ce4" table:number-columns-repeated="4"/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./sh_iso_70</text:p>
          </table:table-cell>
          <table:table-cell table:style-name="ce1"/>
          <table:table-cell table:style-name="ce4" table:number-columns-repeated="4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jjgen_DFv3</text:p>
          </table:table-cell>
          <table:table-cell table:style-name="ce1"/>
          <table:table-cell table:style-name="ce4" table:number-columns-repeated="4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initial_DF_previous_w</text:p>
          </table:table-cell>
          <table:table-cell table:style-name="ce1"/>
          <table:table-cell table:style-name="ce4" table:number-columns-repeated="4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scf_DFv3</text:p>
          </table:table-cell>
          <table:table-cell/>
          <table:table-cell table:style-name="ce4"/>
          <table:table-cell table:style-name="ce4" office:value-type="string" calcext:value-type="string">
            <text:p>2.5605480187D-01</text:p>
          </table:table-cell>
          <table:table-cell table:style-name="ce4" office:value-type="string" calcext:value-type="string">
            <text:p>1.4860661624D-01</text:p>
          </table:table-cell>
          <table:table-cell table:style-name="ce4" office:value-type="string" calcext:value-type="string">
            <text:p>1.4156572209D-01</text:p>
          </table:table-cell>
          <table:table-cell/>
          <table:table-cell table:style-name="ce1"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./sh_iso_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jjgen_DFv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nitial_DF_T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scf_DFv1</text:p>
          </table:table-cell>
          <table:table-cell office:value-type="string" calcext:value-type="string">
            <text:p>no</text:p>
          </table:table-cell>
          <table:table-cell/>
          <table:table-cell table:style-name="ce4" office:value-type="float" office:value="0.18222695385" calcext:value-type="float">
            <text:p>1.82E-01</text:p>
          </table:table-cell>
          <table:table-cell table:style-name="ce4" office:value-type="float" office:value="0.030386542315" calcext:value-type="float">
            <text:p>3.04E-02</text:p>
          </table:table-cell>
          <table:table-cell table:style-name="ce4" office:value-type="float" office:value="0.030334763112" calcext:value-type="float">
            <text:p>3.03E-02</text:p>
          </table:table-cell>
          <table:table-cell/>
          <table:table-cell table:formula="of:=[.E58]-[.D58]" office:value-type="float" office:value="-0.151840411535" calcext:value-type="float">
            <text:p>-0.1518404115</text:p>
          </table:table-cell>
          <table:table-cell table:formula="of:=[.F58]-[.D58]" office:value-type="float" office:value="-0.151892190738" calcext:value-type="float">
            <text:p>-0.1518921907</text:p>
          </table:table-cell>
          <table:table-cell table:formula="of:=ABS(ABS([.H58])-[.H$33])/[.H$33]" office:value-type="float" office:value="0.329377298518988" calcext:value-type="float">
            <text:p>0.3293772985</text:p>
          </table:table-cell>
          <table:table-cell table:formula="of:=ABS(ABS([.I58])-[.I$33])/[.I$33]" office:value-type="float" office:value="0.928247365826628" calcext:value-type="float">
            <text:p>0.928247365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./sh_iso_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jjgen_DFv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nitial_DF_T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scf_DFv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so_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nitial_DF_previous_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scf_DFv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./sh_iso_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jjgen_DFv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nitial_DF_ansatz3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scf_DFv1</text:p>
          </table:table-cell>
          <table:table-cell/>
          <table:table-cell table:style-name="ce4" office:value-type="float" office:value="-14059.97707469" calcext:value-type="float">
            <text:p>-1.41E+04</text:p>
          </table:table-cell>
          <table:table-cell table:style-name="ce4" office:value-type="float" office:value="0.36818304805" calcext:value-type="float">
            <text:p>3.68E-01</text:p>
          </table:table-cell>
          <table:table-cell table:style-name="ce4" office:value-type="float" office:value="0.013348602515" calcext:value-type="float">
            <text:p>1.33E-02</text:p>
          </table:table-cell>
          <table:table-cell table:style-name="ce4" office:value-type="float" office:value="0.013348900237" calcext:value-type="float">
            <text:p>1.33E-02</text:p>
          </table:table-cell>
          <table:table-cell table:formula="of:=[.C39]-[.C71]" office:value-type="float" office:value="-0.188709179999933" calcext:value-type="float">
            <text:p>-0.1887091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o 399 calculation with Joon’s frozen core; just vary 6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so_70</text:p>
          </table:table-cell>
          <table:table-cell table:number-columns-repeated="2"/>
          <table:table-cell table:style-name="ce4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./sh_jjgen_DFv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nitial_DF_aufbau_c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scf_DFv1</text:p>
          </table:table-cell>
          <table:table-cell table:number-columns-repeated="2"/>
          <table:table-cell table:style-name="ce4" office:value-type="float" office:value="0.2181643006" calcext:value-type="float">
            <text:p>2.18E-01</text:p>
          </table:table-cell>
          <table:table-cell table:style-name="ce4" office:value-type="float" office:value="0.32757908978" calcext:value-type="float">
            <text:p>3.28E-01</text:p>
          </table:table-cell>
          <table:table-cell table:style-name="ce4" office:value-type="float" office:value="0.34305283952" calcext:value-type="float">
            <text:p>3.43E-01</text:p>
          </table:table-cell>
          <table:table-cell/>
          <table:table-cell table:formula="of:=[.E76]-[.D76]" office:value-type="float" office:value="0.10941478918" calcext:value-type="float">
            <text:p>0.1094147892</text:p>
          </table:table-cell>
          <table:table-cell table:formula="of:=[.F76]-[.D76]" office:value-type="float" office:value="0.12488853892" calcext:value-type="float">
            <text:p>0.1248885389</text:p>
          </table:table-cell>
          <table:table-cell table:formula="of:=ABS(ABS([.H76])-[.H$33])/[.H$33]" office:value-type="float" office:value="0.0420630753848739" calcext:value-type="float">
            <text:p>0.0420630754</text:p>
          </table:table-cell>
          <table:table-cell table:formula="of:=ABS(ABS([.I76])-[.I$33])/[.I$33]" office:value-type="float" office:value="0.585440271974295" calcext:value-type="float">
            <text:p>0.585440272</text:p>
          </table:table-cell>
        </table:table-row>
        <table:table-row table:style-name="ro1">
          <table:table-cell/>
          <table:table-cell table:style-name="ce1" office:value-type="string" calcext:value-type="string">
            <text:p>Vary 5* and 6*; we see some improvement to 399 energy. This is the best so fa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./sh_iso_70py</text:p>
          </table:table-cell>
          <table:table-cell table:number-columns-repeated="2"/>
          <table:table-cell table:style-name="ce4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./sh_jjgen_DFv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nitial_DF_aufbau_core</text:p>
          </table:table-cell>
          <table:table-cell table:number-columns-repeated="2"/>
          <table:table-cell table:style-name="ce4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./sh_scf_DFv2</text:p>
          </table:table-cell>
          <table:table-cell/>
          <table:table-cell table:style-name="ce4" office:value-type="float" office:value="-14067.70534699" calcext:value-type="float">
            <text:p>-1.41E+04</text:p>
          </table:table-cell>
          <table:table-cell table:style-name="ce5" office:value-type="float" office:value="0.21947481345" calcext:value-type="float">
            <text:p>2.19E-01</text:p>
          </table:table-cell>
          <table:table-cell table:style-name="ce5" office:value-type="float" office:value="0.33067086396" calcext:value-type="float">
            <text:p>3.31E-01</text:p>
          </table:table-cell>
          <table:table-cell table:style-name="ce5" office:value-type="float" office:value="0.34642955969" calcext:value-type="float">
            <text:p>3.46E-01</text:p>
          </table:table-cell>
          <table:table-cell table:style-name="ce1"/>
          <table:table-cell table:style-name="ce1" table:formula="of:=[.E81]-[.D81]" office:value-type="float" office:value="0.11119605051" calcext:value-type="float">
            <text:p>0.1111960505</text:p>
          </table:table-cell>
          <table:table-cell table:style-name="ce1" table:formula="of:=[.F81]-[.D81]" office:value-type="float" office:value="0.12695474624" calcext:value-type="float">
            <text:p>0.1269547462</text:p>
          </table:table-cell>
          <table:table-cell table:style-name="ce1" table:formula="of:=ABS(ABS([.H81])-[.H$33])/[.H$33]" office:value-type="float" office:value="0.0264679623916118" calcext:value-type="float">
            <text:p>0.0264679624</text:p>
          </table:table-cell>
          <table:table-cell table:style-name="ce1" table:formula="of:=ABS(ABS([.I81])-[.I$33])/[.I$33]" office:value-type="float" office:value="0.611670447486834" calcext:value-type="float">
            <text:p>0.6116704475</text:p>
          </table:table-cell>
        </table:table-row>
        <table:table-row table:style-name="ro1">
          <table:table-cell office:value-type="string" calcext:value-type="string">
            <text:p>./sh_getrwf56</text:p>
          </table:table-cell>
          <table:table-cell/>
          <table:table-cell office:value-type="string" calcext:value-type="string">
            <text:p>Baseline for ground state 399 electron density.</text:p>
          </table:table-cell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table:number-columns-repeated="3"/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table:number-columns-repeated="3"/>
          <table:table-cell table:style-name="ce4" office:value-type="float" office:value="0.21945842" calcext:value-type="float">
            <text:p>2.19E-01</text:p>
          </table:table-cell>
          <table:table-cell table:style-name="ce4" office:value-type="float" office:value="0.33075752" calcext:value-type="float">
            <text:p>3.31E-01</text:p>
          </table:table-cell>
          <table:table-cell table:style-name="ce4" office:value-type="float" office:value="0.34629526" calcext:value-type="float">
            <text:p>3.46E-01</text:p>
          </table:table-cell>
          <table:table-cell/>
          <table:table-cell table:style-name="ce1" table:formula="of:=[.E84]-[.D84]" office:value-type="float" office:value="0.1112991" calcext:value-type="float">
            <text:p>0.1112991</text:p>
          </table:table-cell>
          <table:table-cell table:style-name="ce1" table:formula="of:=[.F84]-[.D84]" office:value-type="float" office:value="0.12683684" calcext:value-type="float">
            <text:p>0.12683684</text:p>
          </table:table-cell>
          <table:table-cell table:style-name="ce1" table:formula="of:=ABS(ABS([.H84])-[.H$33])/[.H$33]" office:value-type="float" office:value="0.0255657542689844" calcext:value-type="float">
            <text:p>0.0255657543</text:p>
          </table:table-cell>
          <table:table-cell table:style-name="ce1" table:formula="of:=ABS(ABS([.I84])-[.I$33])/[.I$33]" office:value-type="float" office:value="0.610173646396601" calcext:value-type="float">
            <text:p>0.6101736464</text:p>
          </table:table-cell>
        </table:table-row>
        <table:table-row table:style-name="ro1" table:number-rows-repeated="3">
          <table:table-cell table:number-columns-repeated="3"/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Same as previous but with the 6s1 6p1 starting config. </text:p>
          </table:table-cell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jjgen_DFv2</text:p>
          </table:table-cell>
          <table:table-cell table:number-columns-repeated="2"/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iso_72py</text:p>
          </table:table-cell>
          <table:table-cell table:number-columns-repeated="2"/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initial_DF_previous_w</text:p>
          </table:table-cell>
          <table:table-cell table:number-columns-repeated="2"/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scf_DFv2</text:p>
          </table:table-cell>
          <table:table-cell table:number-columns-repeated="2"/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iso_70py</text:p>
          </table:table-cell>
          <table:table-cell table:number-columns-repeated="2"/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initial_DF_previous_w</text:p>
          </table:table-cell>
          <table:table-cell table:number-columns-repeated="2"/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scf_DFv2</text:p>
          </table:table-cell>
          <table:table-cell/>
          <table:table-cell table:style-name="ce4" office:value-type="float" office:value="-14067.63705015" calcext:value-type="float">
            <text:p>-1.41E+04</text:p>
          </table:table-cell>
          <table:table-cell table:style-name="ce5" office:value-type="float" office:value="0.26585991512" calcext:value-type="float">
            <text:p>2.66E-01</text:p>
          </table:table-cell>
          <table:table-cell table:style-name="ce5" office:value-type="float" office:value="0.15063657193" calcext:value-type="float">
            <text:p>1.51E-01</text:p>
          </table:table-cell>
          <table:table-cell table:style-name="ce5" office:value-type="float" office:value="0.15892673956" calcext:value-type="float">
            <text:p>1.59E-01</text:p>
          </table:table-cell>
          <table:table-cell/>
          <table:table-cell table:style-name="ce1" table:formula="of:=[.E95]-[.D95]" office:value-type="float" office:value="-0.11522334319" calcext:value-type="float">
            <text:p>-0.1152233432</text:p>
          </table:table-cell>
          <table:table-cell table:style-name="ce1" table:formula="of:=[.F95]-[.D95]" office:value-type="float" office:value="-0.10693317556" calcext:value-type="float">
            <text:p>-0.1069331756</text:p>
          </table:table-cell>
          <table:table-cell table:style-name="ce1" table:formula="of:=ABS(ABS([.H95])-[.H$33])/[.H$33]" office:value-type="float" office:value="0.00879136948954292" calcext:value-type="float">
            <text:p>0.0087913695</text:p>
          </table:table-cell>
          <table:table-cell table:style-name="ce1" table:formula="of:=ABS(ABS([.I95])-[.I$33])/[.I$33]" office:value-type="float" office:value="0.357499770667679" calcext:value-type="float">
            <text:p>0.3574997707</text:p>
          </table:table-cell>
        </table:table-row>
        <table:table-row table:style-name="ro1">
          <table:table-cell office:value-type="string" calcext:value-type="string">
            <text:p>./sh_getrwf56</text:p>
          </table:table-cell>
          <table:table-cell/>
          <table:table-cell table:style-name="ce4" office:value-type="string" calcext:value-type="string">
            <text:p>Baseline for excited state 399 electron density.</text:p>
          </table:table-cell>
          <table:table-cell table:style-name="ce5" table:number-columns-repeated="3"/>
          <table:table-cell/>
          <table:table-cell table:style-name="ce1"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Include 3P term in the CSL, use Z=72 trick to help convergence</text:p>
          </table:table-cell>
          <table:table-cell table:style-name="ce4" table:number-columns-repeated="2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jjgen_DFv4</text:p>
          </table:table-cell>
          <table:table-cell table:number-columns-repeated="2"/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initial_DF_previous_w</text:p>
          </table:table-cell>
          <table:table-cell table:number-columns-repeated="2"/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iso_74</text:p>
          </table:table-cell>
          <table:table-cell table:number-columns-repeated="2"/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scf_DFv4</text:p>
          </table:table-cell>
          <table:table-cell table:number-columns-repeated="2"/>
          <table:table-cell table:style-name="ce4"/>
          <table:table-cell table:style-name="ce5" office:value-type="string" calcext:value-type="string">
            <text:p>But it doesn’t pan out. It fails at this stage even with Z=74.</text:p>
          </table:table-cell>
          <table:table-cell table:style-name="ce4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initial_DF_previous_w</text:p>
          </table:table-cell>
          <table:table-cell table:number-columns-repeated="2"/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iso_70</text:p>
          </table:table-cell>
          <table:table-cell table:number-columns-repeated="2"/>
          <table:table-cell table:style-name="ce4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./sh_scf_DFv4</text:p>
          </table:table-cell>
          <table:table-cell table:number-columns-repeated="4"/>
          <table:table-cell table:style-name="ce4"/>
          <table:table-cell/>
          <table:table-cell table:style-name="ce1" table:number-columns-repeated="4"/>
        </table:table-row>
        <table:table-row table:style-name="ro1" table:number-rows-repeated="2">
          <table:table-cell table:number-columns-repeated="4"/>
          <table:table-cell table:style-name="ce5"/>
          <table:table-cell table:style-name="ce4"/>
          <table:table-cell/>
          <table:table-cell table:style-name="ce1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Use bigger CSL: S excitations from 6s2 and both terms in the 6s1 6p1 configu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/sh_iso_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jjgen_DFv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nitial_DF_aufbau_c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scf_DFv3</text:p>
          </table:table-cell>
          <table:table-cell table:number-columns-repeated="2"/>
          <table:table-cell table:style-name="ce4" office:value-type="float" office:value="0.26672013" calcext:value-type="float">
            <text:p>2.67E-01</text:p>
          </table:table-cell>
          <table:table-cell table:style-name="ce4" office:value-type="float" office:value="0.15455513" calcext:value-type="float">
            <text:p>1.55E-01</text:p>
          </table:table-cell>
          <table:table-cell table:style-name="ce4" office:value-type="float" office:value="0.14622989" calcext:value-type="float">
            <text:p>1.46E-01</text:p>
          </table:table-cell>
          <table:table-cell/>
          <table:table-cell table:style-name="ce1" table:formula="of:=[.E111]-[.D111]" office:value-type="float" office:value="-0.112165" calcext:value-type="float">
            <text:p>-0.112165</text:p>
          </table:table-cell>
          <table:table-cell table:style-name="ce1" table:formula="of:=[.F111]-[.D111]" office:value-type="float" office:value="-0.12049024" calcext:value-type="float">
            <text:p>-0.12049024</text:p>
          </table:table-cell>
          <table:table-cell table:style-name="ce1" table:formula="of:=ABS(ABS([.H111])-[.H$33])/[.H$33]" office:value-type="float" office:value="0.0179847171053554" calcext:value-type="float">
            <text:p>0.0179847171</text:p>
          </table:table-cell>
          <table:table-cell table:style-name="ce1" table:formula="of:=ABS(ABS([.I111])-[.I$33])/[.I$33]" office:value-type="float" office:value="0.529604562018429" calcext:value-type="float">
            <text:p>0.5296045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I think the above is imprecise because the 5d levels are in the way. Try solving [Xe]4f14 5d10 6s2 and using that as an ansatz for 6s2 and 6s6p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Here’s a RSCF script that loads previous wavefunctions with Z = 83 and steps down to Z=80 with a 4f14 5d10 6s2 configuration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./sh_jjgen_DFv7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./sh_initial_DF_ansatz399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./sh_iso_83py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./sh_scf_DFv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nitial_DF_previous_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so_80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scf_DFv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jjgen_DFv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nitial_DF_previous_w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4" table:number-columns-repeated="3"/>
          <table:table-cell table:style-name="ce1" table:number-columns-repeated="4"/>
        </table:table-row>
        <table:table-row table:style-name="ro1" table:number-rows-repeated="20">
          <table:table-cell table:number-columns-repeated="11"/>
        </table:table-row>
        <table:table-row table:style-name="ro1">
          <table:table-cell office:value-type="string" calcext:value-type="string">
            <text:p>./sh_iso_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./sh_initial_scf_DFv5</text:p>
          </table:table-cell>
          <table:table-cell table:number-columns-repeated="10"/>
        </table:table-row>
      </table:table>
      <table:table table:name="Sheet1" table:style-name="ta1">
        <table:shapes>
          <draw:frame draw:z-index="0" draw:style-name="gr1" draw:text-style-name="P1" svg:width="453.03pt" svg:height="255.26pt" svg:x="840.59pt" svg:y="175.44pt">
            <loext:p draw:notify-on-update-of-ranges="Sheet1.D3:Sheet1.D6 Sheet1.H3:Sheet1.H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4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from book-&gt;</text:p>
          </table:table-cell>
          <table:table-cell table:style-name="Default" office:value-type="float" office:value="-0.19652" calcext:value-type="float">
            <text:p>-0.19652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orbitals to vary</text:p>
          </table:table-cell>
          <table:table-cell office:value-type="string" calcext:value-type="string">
            <text:p>spectroscopi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cf iterations</text:p>
          </table:table-cell>
          <table:table-cell table:style-name="Default" office:value-type="string" calcext:value-type="string">
            <text:p>6s energy</text:p>
          </table:table-cell>
          <table:table-cell table:style-name="Default" office:value-type="string" calcext:value-type="string">
            <text:p>6p- energy</text:p>
          </table:table-cell>
          <table:table-cell table:style-name="Default" office:value-type="string" calcext:value-type="string">
            <text:p>6p energy</text:p>
          </table:table-cell>
          <table:table-cell office:value-type="string" calcext:value-type="string">
            <text:p>399 calculated</text:p>
          </table:table-cell>
          <table:table-cell office:value-type="float" office:value="0.0788" calcext:value-type="float">
            <text:p>0.0788</text:p>
          </table:table-cell>
          <table:table-cell office:value-type="string" calcext:value-type="string">
            <text:p>Kleinert 2016 (for Yb 17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*</text:p>
          </table:table-cell>
          <table:table-cell office:value-type="string" calcext:value-type="string">
            <text:p>leave it blank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office:value-type="float" office:value="0.2040086" calcext:value-type="float">
            <text:p>2.04E-01</text:p>
          </table:table-cell>
          <table:table-cell office:value-type="float" office:value="0.31997168" calcext:value-type="float">
            <text:p>3.20E-01</text:p>
          </table:table-cell>
          <table:table-cell office:value-type="float" office:value="0.38469984" calcext:value-type="float">
            <text:p>3.85E-01</text:p>
          </table:table-cell>
          <table:table-cell table:formula="of:=[.F3]-[.E3]" office:value-type="float" office:value="0.11596308" calcext:value-type="float">
            <text:p>0.11596308</text:p>
          </table:table-cell>
          <table:table-cell table:formula="of:=[.G3]-[.E3]" office:value-type="float" office:value="0.18069124" calcext:value-type="float">
            <text:p>0.18069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*</text:p>
          </table:table-cell>
          <table:table-cell office:value-type="string" calcext:value-type="string">
            <text:p>leave it blank</text:p>
          </table:table-cell>
          <table:table-cell office:value-type="float" office:value="74" calcext:value-type="float">
            <text:p>74</text:p>
          </table:table-cell>
          <table:table-cell office:value-type="float" office:value="1000" calcext:value-type="float">
            <text:p>1000</text:p>
          </table:table-cell>
          <table:table-cell office:value-type="float" office:value="0.20403627" calcext:value-type="float">
            <text:p>2.04E-01</text:p>
          </table:table-cell>
          <table:table-cell office:value-type="float" office:value="0.31878908" calcext:value-type="float">
            <text:p>3.19E-01</text:p>
          </table:table-cell>
          <table:table-cell office:value-type="float" office:value="0.39292032" calcext:value-type="float">
            <text:p>3.93E-01</text:p>
          </table:table-cell>
          <table:table-cell table:formula="of:=[.F4]-[.E4]" office:value-type="float" office:value="0.11475281" calcext:value-type="float">
            <text:p>0.11475281</text:p>
          </table:table-cell>
          <table:table-cell table:formula="of:=[.G4]-[.E4]" office:value-type="float" office:value="0.18888405" calcext:value-type="float">
            <text:p>0.18888405</text:p>
          </table:table-cell>
          <table:table-cell office:value-type="float" office:value="0.1142192" calcext:value-type="float">
            <text:p>0.1142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*</text:p>
          </table:table-cell>
          <table:table-cell office:value-type="string" calcext:value-type="string">
            <text:p>leave it blank</text:p>
          </table:table-cell>
          <table:table-cell office:value-type="float" office:value="275" calcext:value-type="float">
            <text:p>275</text:p>
          </table:table-cell>
          <table:table-cell office:value-type="float" office:value="4000" calcext:value-type="float">
            <text:p>4000</text:p>
          </table:table-cell>
          <table:table-cell office:value-type="float" office:value="0.20881" calcext:value-type="float">
            <text:p>2.09E-01</text:p>
          </table:table-cell>
          <table:table-cell office:value-type="float" office:value="0.32110919" calcext:value-type="float">
            <text:p>3.21E-01</text:p>
          </table:table-cell>
          <table:table-cell office:value-type="float" office:value="0.31402341" calcext:value-type="float">
            <text:p>3.14E-01</text:p>
          </table:table-cell>
          <table:table-cell table:formula="of:=[.F5]-[.E5]" office:value-type="float" office:value="0.11229919" calcext:value-type="float">
            <text:p>0.11229919</text:p>
          </table:table-cell>
          <table:table-cell table:formula="of:=[.G5]-[.E5]" office:value-type="float" office:value="0.10521341" calcext:value-type="float">
            <text:p>0.10521341</text:p>
          </table:table-cell>
          <table:table-cell office:value-type="string" calcext:value-type="string">
            <text:p>gets worse with more iterations?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*</text:p>
          </table:table-cell>
          <table:table-cell office:value-type="string" calcext:value-type="string">
            <text:p>leave it blank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0.20881003" calcext:value-type="float">
            <text:p>2.09E-01</text:p>
          </table:table-cell>
          <table:table-cell office:value-type="float" office:value="0.32110919" calcext:value-type="float">
            <text:p>3.21E-01</text:p>
          </table:table-cell>
          <table:table-cell office:value-type="float" office:value="0.31402341" calcext:value-type="float">
            <text:p>3.14E-01</text:p>
          </table:table-cell>
          <table:table-cell table:formula="of:=[.F6]-[.E6]" office:value-type="float" office:value="0.11229916" calcext:value-type="float">
            <text:p>0.11229916</text:p>
          </table:table-cell>
          <table:table-cell table:formula="of:=[.G6]-[.E6]" office:value-type="float" office:value="0.10521338" calcext:value-type="float">
            <text:p>0.10521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f, 5d, 6*</text:p>
          </table:table-cell>
          <table:table-cell office:value-type="string" calcext:value-type="string">
            <text:p>leave it blank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fails...probably didn’t include 4f- or 5d-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4f-,4f,5d-,5d,6s,6p-,6p,6d-,6d</text:p>
          </table:table-cell>
          <table:table-cell office:value-type="string" calcext:value-type="string">
            <text:p>leave it blank</text:p>
          </table:table-cell>
          <table:table-cell office:value-type="float" office:value="115" calcext:value-type="float">
            <text:p>115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3.1389123" calcext:value-type="float">
            <text:p>3.1389123</text:p>
          </table:table-cell>
          <table:table-cell table:style-name="Default" office:value-type="float" office:value="3.6022704" calcext:value-type="float">
            <text:p>3.6022704</text:p>
          </table:table-cell>
          <table:table-cell table:style-name="Default" office:value-type="float" office:value="3.7171792" calcext:value-type="float">
            <text:p>3.7171792</text:p>
          </table:table-cell>
          <table:table-cell table:formula="of:=[.F8]-[.E8]" office:value-type="float" office:value="0.4633581" calcext:value-type="float">
            <text:p>0.4633581</text:p>
          </table:table-cell>
          <table:table-cell table:formula="of:=[.G8]-[.E8]" office:value-type="float" office:value="0.5782669" calcext:value-type="float">
            <text:p>0.5782669</text:p>
          </table:table-cell>
          <table:table-cell office:value-type="string" calcext:value-type="string">
            <text:p>6d- f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f-,4f,5d-,5d,6*</text:p>
          </table:table-cell>
          <table:table-cell office:value-type="string" calcext:value-type="string">
            <text:p>leave it blank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office:value-type="string" calcext:value-type="string">
            <text:p>6d- f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f-,4f,5d-,5d,6*</text:p>
          </table:table-cell>
          <table:table-cell office:value-type="string" calcext:value-type="string">
            <text:p>6s,6p-,6p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6*</text:p>
          </table:table-cell>
          <table:table-cell office:value-type="string" calcext:value-type="string">
            <text:p>leave it blank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20403626908" calcext:value-type="float">
            <text:p>2.04E-01</text:p>
          </table:table-cell>
          <table:table-cell office:value-type="float" office:value="0.31878908226" calcext:value-type="float">
            <text:p>3.19E-01</text:p>
          </table:table-cell>
          <table:table-cell office:value-type="float" office:value="0.39292032397" calcext:value-type="float">
            <text:p>3.93E-01</text:p>
          </table:table-cell>
          <table:table-cell table:formula="of:=[.F11]-[.E11]" office:value-type="float" office:value="0.11475281318" calcext:value-type="float">
            <text:p>0.1147528132</text:p>
          </table:table-cell>
          <table:table-cell table:formula="of:=[.G11]-[.E11]" office:value-type="float" office:value="0.18888405489" calcext:value-type="float">
            <text:p>0.1888840549</text:p>
          </table:table-cell>
          <table:table-cell/>
          <table:table-cell office:value-type="string" calcext:value-type="string">
            <text:p>SD from ground, J=0,0</text:p>
          </table:table-cell>
          <table:table-cell office:value-type="string" calcext:value-type="string">
            <text:p>2 blocks; serial number 1,1</text:p>
          </table:table-cell>
        </table:table-row>
        <table:table-row table:style-name="ro1">
          <table:table-cell office:value-type="string" calcext:value-type="string">
            <text:p>6*</text:p>
          </table:table-cell>
          <table:table-cell office:value-type="string" calcext:value-type="string">
            <text:p>leave it blank</text:p>
          </table:table-cell>
          <table:table-cell office:value-type="string" calcext:value-type="string">
            <text:p>~5min</text:p>
          </table:table-cell>
          <table:table-cell office:value-type="float" office:value="5000" calcext:value-type="float">
            <text:p>5000</text:p>
          </table:table-cell>
          <table:table-cell office:value-type="float" office:value="0.23360931654" calcext:value-type="float">
            <text:p>2.34E-01</text:p>
          </table:table-cell>
          <table:table-cell office:value-type="float" office:value="0.37108632025" calcext:value-type="float">
            <text:p>3.71E-01</text:p>
          </table:table-cell>
          <table:table-cell office:value-type="float" office:value="0.33418184819" calcext:value-type="float">
            <text:p>3.34E-01</text:p>
          </table:table-cell>
          <table:table-cell table:formula="of:=[.F12]-[.E12]" office:value-type="float" office:value="0.13747700371" calcext:value-type="float">
            <text:p>0.1374770037</text:p>
          </table:table-cell>
          <table:table-cell table:formula="of:=[.G12]-[.E12]" office:value-type="float" office:value="0.10057253165" calcext:value-type="float">
            <text:p>0.1005725317</text:p>
          </table:table-cell>
          <table:table-cell/>
          <table:table-cell office:value-type="string" calcext:value-type="string">
            <text:p>SD from ground, J=0,4</text:p>
          </table:table-cell>
          <table:table-cell office:value-type="string" calcext:value-type="string">
            <text:p>2 blocks; serial number 1,1</text:p>
          </table:table-cell>
        </table:table-row>
        <table:table-row table:style-name="ro1">
          <table:table-cell office:value-type="string" calcext:value-type="string">
            <text:p>6*</text:p>
          </table:table-cell>
          <table:table-cell office:value-type="string" calcext:value-type="string">
            <text:p>leave it blank</text:p>
          </table:table-cell>
          <table:table-cell office:value-type="string" calcext:value-type="string">
            <text:p>~5min</text:p>
          </table:table-cell>
          <table:table-cell office:value-type="float" office:value="1000" calcext:value-type="float">
            <text:p>1000</text:p>
          </table:table-cell>
          <table:table-cell office:value-type="float" office:value="0.20335867" calcext:value-type="float">
            <text:p>2.03E-01</text:p>
          </table:table-cell>
          <table:table-cell office:value-type="float" office:value="0.031158977" calcext:value-type="float">
            <text:p>3.12E-02</text:p>
          </table:table-cell>
          <table:table-cell office:value-type="float" office:value="0.24154808" calcext:value-type="float">
            <text:p>2.42E-01</text:p>
          </table:table-cell>
          <table:table-cell table:formula="of:=[.F13]-[.E13]" office:value-type="float" office:value="-0.172199693" calcext:value-type="float">
            <text:p>-0.172199693</text:p>
          </table:table-cell>
          <table:table-cell table:formula="of:=[.G13]-[.E13]" office:value-type="float" office:value="0.03818941" calcext:value-type="float">
            <text:p>0.03818941</text:p>
          </table:table-cell>
          <table:table-cell table:number-columns-repeated="2"/>
          <table:table-cell office:value-type="string" calcext:value-type="string">
            <text:p>2 blocks; serial number 1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21:48:32.929629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2:15:17.165364279</meta:creation-date>
    <dc:date>2019-03-12T22:09:22.150833992</dc:date>
    <meta:editing-duration>P2DT19H9M29S</meta:editing-duration>
    <meta:editing-cycles>31</meta:editing-cycles>
    <meta:generator>LibreOffice/5.1.6.2$Linux_X86_64 LibreOffice_project/10m0$Build-2</meta:generator>
    <meta:document-statistic meta:table-count="2" meta:cell-count="3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title svg:x="4.746cm" svg:y="0.316cm" chart:style-name="ch2">
          <text:p>399 transition energy (Hartrees)</text:p>
        </chart:title>
        <chart:subtitle svg:x="5.751cm" svg:y="1.275cm" chart:style-name="ch3">
          <text:p>Calculated by GRASP2K</text:p>
        </chart:subtitle>
        <chart:legend chart:legend-position="end" svg:x="13.72cm" svg:y="4.204cm" style:legend-expansion="high" chart:style-name="ch4"/>
        <chart:plot-area chart:style-name="ch5" table:cell-range-address="Sheet1.D3:Sheet1.D6 Sheet1.H3:Sheet1.H6" svg:x="1.33cm" svg:y="2.138cm" svg:width="12.071cm" svg:height="5.707cm">
          <chartooo:coordinate-region svg:x="2.428cm" svg:y="2.338cm" svg:width="10.416cm" svg:height="4.861cm"/>
          <chart:axis chart:dimension="x" chart:name="primary-x" chart:style-name="ch6">
            <chart:title svg:x="5.469cm" svg:y="8.025cm" chart:style-name="ch7">
              <text:p>Dirac-Fock SCF iterations</text:p>
            </chart:title>
          </chart:axis>
          <chart:axis chart:dimension="y" chart:name="primary-y" chart:style-name="ch8">
            <chart:title svg:x="0.451cm" svg:y="5.551cm" chart:style-name="ch9">
              <text:p>delta E</text:p>
            </chart:title>
            <chart:grid chart:style-name="ch10" chart:class="major"/>
          </chart:axis>
          <chart:series chart:style-name="ch11" chart:values-cell-range-address="Sheet1.H3:Sheet1.H6" chart:class="chart:scatter">
            <chart:domain table:cell-range-address="Sheet1.D3:Sheet1.D6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D3:Sheet1.D6</svg:desc>
                </draw:g>
              </table:table-cell>
              <table:table-cell office:value-type="float" office:value="0.11596308">
                <text:p>0.11596308</text:p>
                <draw:g>
                  <svg:desc>Sheet1.H3:Sheet1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1475281">
                <text:p>0.11475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11229919">
                <text:p>0.11229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11229916">
                <text:p>0.11229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